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29000017FA00000F92A1D2546553E8C673.svm" manifest:media-type=""/>
  <manifest:file-entry manifest:full-path="Pictures/20000029000017FA00000F9283B20ED0E9E593BC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138cm" svg:height="3.986cm" draw:z-index="0"><draw:image xlink:href="Pictures/20000029000017FA00000F9283B20ED0E9E593BC.pdf" xlink:type="simple" xlink:show="embed" xlink:actuate="onLoad"/><draw:image xlink:href="Pictures/20000029000017FA00000F92A1D2546553E8C67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6-21T15:54:12.893968827</meta:creation-date>
    <meta:generator>LibreOfficeDev/5.3.0.0.alpha0$Linux_X86_64 LibreOffice_project/3754c0d64a0d79d1ab69d2fc5f155578c970618e</meta:generator>
    <dc:date>2016-06-27T12:29:47.145178156</dc:date>
    <dc:creator>Miklos </dc:creator>
    <meta:editing-duration>PT1M25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